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Ubuntu" fo:color="#000000" fo:font-size="10pt" style:font-size-asian="10pt" style:font-size-complex="10pt"/>
    </style:style>
    <style:style style:name="P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color="#000000" fo:font-size="16pt" style:font-size-asian="16pt" style:font-size-complex="16pt"/>
    </style:style>
    <style:style style:name="P3" style:parent-style-name="Standard" style:family="paragraph">
      <style:text-properties style:font-name="Ubuntu" fo:color="#000000" fo:font-size="10pt" style:font-size-asian="10pt" style:font-size-complex="10pt"/>
    </style:style>
    <style:style style:name="P4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5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6" style:parent-style-name="NoSpacing" style:family="paragraph">
      <style:paragraph-properties fo:margin-left="0.5in">
        <style:tab-stops/>
      </style:paragraph-properties>
    </style:style>
    <style:style style:name="P7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T8" style:parent-style-name="DefaultParagraphFont" style:family="text">
      <style:text-properties fo:color="#000000"/>
    </style:style>
    <style:style style:name="P9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10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T11" style:parent-style-name="DefaultParagraphFont" style:family="text">
      <style:text-properties fo:color="#000000"/>
    </style:style>
    <style:style style:name="T12" style:parent-style-name="DefaultParagraphFont" style:family="text">
      <style:text-properties fo:color="#000000"/>
    </style:style>
    <style:style style:name="P13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T14" style:parent-style-name="StrongEmphasis" style:family="text">
      <style:text-properties fo:font-weight="normal" style:font-weight-asian="normal" style:font-weight-complex="normal"/>
    </style:style>
    <style:style style:name="T15" style:parent-style-name="StrongEmphasis" style:family="text">
      <style:text-properties fo:font-weight="normal" style:font-weight-asian="normal" style:font-weight-complex="normal"/>
    </style:style>
    <style:style style:name="T16" style:parent-style-name="StrongEmphasis" style:family="text">
      <style:text-properties fo:font-weight="normal" style:font-weight-asian="normal" style:font-weight-complex="normal"/>
    </style:style>
    <style:style style:name="P17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18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19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T20" style:parent-style-name="DefaultParagraphFont" style:family="text">
      <style:text-properties fo:color="#ED1C24"/>
    </style:style>
    <style:style style:name="T21" style:parent-style-name="DefaultParagraphFont" style:family="text">
      <style:text-properties fo:color="#ED1C24"/>
    </style:style>
    <style:style style:name="T22" style:parent-style-name="DefaultParagraphFont" style:family="text">
      <style:text-properties fo:color="#ED1C24"/>
    </style:style>
    <style:style style:name="P23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24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25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26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T27" style:parent-style-name="DefaultParagraphFont" style:family="text">
      <style:text-properties fo:color="#000000"/>
    </style:style>
    <style:style style:name="T28" style:parent-style-name="SourceText" style:family="text">
      <style:text-properties style:font-name="Calibri" style:font-name-complex="Calibri" fo:color="#24292E" fo:font-size="10pt" style:font-size-asian="10pt" style:font-size-complex="10pt"/>
    </style:style>
    <style:style style:name="T29" style:parent-style-name="DefaultParagraphFont" style:family="text">
      <style:text-properties fo:color="#000000"/>
    </style:style>
    <style:style style:name="T30" style:parent-style-name="SourceText" style:family="text">
      <style:text-properties style:font-name="Calibri" style:font-name-complex="Calibri" fo:color="#24292E" fo:font-size="10pt" style:font-size-asian="10pt" style:font-size-complex="10pt"/>
    </style:style>
    <style:style style:name="P31" style:parent-style-name="NoSpacing" style:family="paragraph">
      <style:text-properties fo:color="#000000"/>
    </style:style>
    <style:style style:name="P32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33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P34" style:parent-style-name="Standard" style:family="paragraph">
      <style:text-properties style:font-name="Calibri" style:font-name-complex="Calibri" fo:color="#000000" fo:font-size="10pt" style:font-size-asian="10pt" style:font-size-complex="10pt"/>
    </style:style>
    <style:style style:name="T35" style:parent-style-name="SourceText" style:family="text">
      <style:text-properties style:font-name="Calibri" style:font-name-complex="Calibri" fo:color="#24292E" fo:font-size="10pt" style:font-size-asian="10pt" style:font-size-complex="10pt"/>
    </style:style>
    <style:style style:name="T36" style:parent-style-name="SourceText" style:family="text">
      <style:text-properties style:font-name="Calibri" style:font-name-complex="Calibri" fo:color="#24292E" fo:font-size="10pt" style:font-size-asian="10pt" style:font-size-complex="10pt"/>
    </style:style>
    <style:style style:name="T37" style:parent-style-name="SourceText" style:family="text">
      <style:text-properties style:font-name="Calibri" style:font-name-complex="Calibri" fo:color="#24292E" fo:font-size="10pt" style:font-size-asian="10pt" style:font-size-complex="10pt"/>
    </style:style>
    <style:style style:name="P38" style:parent-style-name="Standard" style:family="paragraph">
      <style:text-properties style:font-name="Calibri" style:font-name-complex="Calibri" fo:color="#000000" fo:font-size="10pt" style:font-size-asian="10pt" style:font-size-complex="10pt"/>
    </style:style>
  </office:automatic-styles>
  <office:body>
    <office:text text:use-soft-page-breaks="true">
      <text:p text:style-name="P1"/>
      <text:p text:style-name="P2">Install and run Yolo on NVIDIA Jetson Xavier Nx</text:p>
      <text:p text:style-name="P3"/>
      <text:p text:style-name="Normal">Update the libraries</text:p>
      <text:p text:style-name="P4"/>
      <text:list text:style-name="LFO2" text:continue-numbering="true">
        <text:list-item>
          <text:p text:style-name="NoSpacing">sudo apt-get update</text:p>
        </text:list-item>
      </text:list>
      <text:p text:style-name="Normal"/>
      <text:p text:style-name="Normal">Install Jtop to view CPU, GPU, Memory, Temperature …</text:p>
      <text:p text:style-name="P5"/>
      <text:list text:style-name="LFO2" text:continue-numbering="true">
        <text:list-item>
          <text:p text:style-name="NoSpacing">sudo -H pip3 install jetson-stats</text:p>
        </text:list-item>
        <text:list-item>
          <text:p text:style-name="NoSpacing">sudo jtop</text:p>
        </text:list-item>
      </text:list>
      <text:p text:style-name="P6"/>
      <text:p text:style-name="Normal">Information about darknet</text:p>
      <text:p text:style-name="P7"/>
      <text:list text:style-name="LFO2" text:continue-numbering="true">
        <text:list-item>
          <text:p text:style-name="NoSpacing"><text:a xlink:href="https://github.com/AlexeyAB/darknet" office:target-frame-name="_top" xlink:show="replace"><text:span text:style-name="T8">https://github.com/AlexeyAB/darknet</text:span></text:a></text:p>
        </text:list-item>
      </text:list>
      <text:p text:style-name="P9"/>
      <text:p text:style-name="Normal">Download Darknet</text:p>
      <text:p text:style-name="P10"/>
      <text:list text:style-name="LFO2" text:continue-numbering="true">
        <text:list-item>
          <text:p text:style-name="NoSpacing"><text:span text:style-name="T11">git clone<text:s/></text:span><text:a xlink:href="https://github.com/AlexeyAB/darknet.git" office:target-frame-name="_top" xlink:show="replace"><text:span text:style-name="T12">https://github.com/AlexeyAB/darknet.git</text:span></text:a></text:p>
        </text:list-item>
      </text:list>
      <text:p text:style-name="P13"/>
      <text:p text:style-name="Normal"><text:span text:style-name="T14">Export CUDA path (</text:span><text:span text:style-name="T15">R</text:span><text:span text:style-name="T16">unning GPU)</text:span></text:p>
      <text:p text:style-name="P17"/>
      <text:list text:style-name="LFO2" text:continue-numbering="true">
        <text:list-item>
          <text:p text:style-name="NoSpacing">edit<text:s/>~/.bashrc file</text:p>
        </text:list-item>
      </text:list>
      <text:p text:style-name="P18"/>
      <text:p text:style-name="Normal">Copy-paste in the end of the file the following:</text:p>
      <text:p text:style-name="P19"/>
      <text:list text:style-name="LFO2" text:continue-numbering="true">
        <text:list-item>
          <text:p text:style-name="NoSpacing">export DARKNET_HOME=/home/<text:span text:style-name="T20">dask</text:span>/darknet/</text:p>
        </text:list-item>
        <text:list-item>
          <text:p text:style-name="NoSpacing">export CUDA_HOME=/usr/local/</text:p>
        </text:list-item>
        <text:list-item>
          <text:p text:style-name="NoSpacing">export PATH=${DARKNET_HOME}:${CUDA_HOME}bin:${PATH}</text:p>
        </text:list-item>
        <text:list-item>
          <text:p text:style-name="NoSpacing">export PATH=/usr/local/<text:span text:style-name="T21">cuda-10.2</text:span>/bin${PATH:+:${PATH}}</text:p>
        </text:list-item>
        <text:list-item>
          <text:p text:style-name="NoSpacing">export LD_LIBRARY_PATH=$LD_LIBRARY_PATH:/usr/local/<text:span text:style-name="T22">cuda-10.2</text:span>/lib${LD_LIBRARY_PATH:+:${LD_LIBRARY_PATH}}</text:p>
        </text:list-item>
      </text:list>
      <text:p text:style-name="P23"/>
      <text:p text:style-name="Normal">Be careful with red commands. Need to be change based on your system</text:p>
      <text:p text:style-name="P24"/>
      <text:list text:style-name="LFO2" text:continue-numbering="true">
        <text:list-item>
          <text:p text:style-name="NoSpacing">source ~/.bashrc</text:p>
        </text:list-item>
      </text:list>
      <text:p text:style-name="P25"/>
      <text:p text:style-name="Normal">Download the entire version<text:s/>YoloV4<text:s/>and<text:s/>the smallest version<text:s/>YoloV4-tiny</text:p>
      <text:p text:style-name="P26"/>
      <text:list text:style-name="LFO2" text:continue-numbering="true">
        <text:list-item>
          <text:p text:style-name="NoSpacing"><text:span text:style-name="T27">wget<text:s/></text:span><text:span text:style-name="T28">https://github.com/AlexeyAB/darknet/releases/download/darknet_yolo_v3_optimal/yolov4.weights</text:span></text:p>
        </text:list-item>
        <text:list-item>
          <text:p text:style-name="NoSpacing"><text:span text:style-name="T29">wget<text:s/></text:span><text:span text:style-name="T30">https://github.com/AlexeyAB/darknet/releases/download/darknet_yolo_v4_pre/yolov4-tiny.weights</text:span></text:p>
        </text:list-item>
      </text:list>
      <text:p text:style-name="P31"/>
      <text:p text:style-name="Normal">Modify Makefile content:</text:p>
      <text:p text:style-name="P32"/>
      <text:list text:style-name="LFO2" text:continue-numbering="true">
        <text:list-item>
          <text:p text:style-name="NoSpacing">GPU=1<text:line-break/>CUDNN=1<text:line-break/>CUDNN_HALF=1<text:line-break/>OPENCV =1<text:line-break/>AVX=0<text:line-break/><text:soft-page-break/>OPENMP=0<text:line-break/>LIBSO=1</text:p>
        </text:list-item>
      </text:list>
      <text:p text:style-name="P33"/>
      <text:p text:style-name="Normal">Test</text:p>
      <text:p text:style-name="P34"/>
      <text:list text:style-name="LFO2" text:continue-numbering="true">
        <text:list-item>
          <text:p text:style-name="NoSpacing">./<text:span text:style-name="T35">darknet detector demo cfg/coco.data cfg/yolov4.cfg yolov4.weights -c 1</text:span></text:p>
        </text:list-item>
        <text:list-item>
          <text:p text:style-name="NoSpacing"><text:span text:style-name="T36">./</text:span><text:span text:style-name="T37">darknet detector demo cfg/coco.data cfg/yolov4-tiny.cfg yolov4-tiny.weights -c 1</text:span></text:p>
        </text:list-item>
      </text:list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style:font-name="Times New Roman" style:font-name-complex="Times New Roman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oSpacing" style:display-name="No Spacing" style:family="paragraph" style:list-style-name="LFO2">
      <style:text-properties style:font-name="Calibri" style:font-name-complex="Calibri" fo:font-size="11pt" style:font-size-asian="11pt" style:font-size-complex="11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eorge Daskalakis</dc:creator>
    <meta:creation-date>2021-01-25T20:50:00Z</meta:creation-date>
    <dc:date>2021-01-26T19:18:00Z</dc:date>
    <meta:template xlink:href="Normal" xlink:type="simple"/>
    <meta:editing-cycles>10</meta:editing-cycles>
    <meta:editing-duration>PT3660S</meta:editing-duration>
    <meta:document-statistic meta:page-count="2" meta:paragraph-count="2" meta:word-count="212" meta:character-count="1425" meta:row-count="10" meta:non-whitespace-character-count="1215"/>
  </office:meta>
</office:document-meta>
</file>